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 style:master-page-name="HTML">
      <style:paragraph-properties fo:margin-top="0cm" fo:margin-bottom="0cm" loext:contextual-spacing="false" fo:line-height="100%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office:annotation><dc:date>2018-05-27T22:20:42.573982360</dc:date><text:p>HTML: &lt;meta name="created" content="00:00:00"&gt;</text:p></office:annotation><office:annotation><dc:date>2018-05-27T22:20:42.574005639</dc:date><text:p>HTML: &lt;meta name="changed" content="2018-05-03T23:38:05.679833606"&gt;</text:p></office:annotation><office:annotation><dc:date>2018-05-27T22:20:42.574022103</dc:date><text:p>HTML: &lt;meta name="created" content="00:00:00"&gt;</text:p></office:annotation><office:annotation><dc:date>2018-05-27T22:20:42.574039571</dc:date><text:p>HTML: &lt;meta name="changed" content="2018-05-03T23:26:11.935831975"&gt;</text:p></office:annotation><office:annotation><dc:date>2018-05-27T22:20:42.574056826</dc:date><text:p>HTML: &lt;meta name="created" content="2018-05-03T23:24:08.610726363"&gt;</text:p></office:annotation><office:annotation><dc:date>2018-05-27T22:20:42.574074375</dc:date><text:p>HTML: &lt;meta name="changed" content="2018-05-03T23:25:20.852027048"&gt;</text:p></office:annotation></text:p>
      <text:p text:style-name="Text_20_body">O Salmo 101 e o Mundo </text:p>
      <text:p text:style-name="Text_20_body">Oito versículos do Salmo 101 que nos falam das influências mundanas de coisas como a televisão. </text:p>
      <text:p text:style-name="Text_20_body">1. "Cantarei a misericórdia e o juízo: a Ti, Senhor cantarei." </text:p>
      <text:p text:style-name="Text_20_body">Será que é algo que amortece nossas responsabilidades para com a Palavra de Deus? </text:p>
      <text:p text:style-name="Text_20_body">2. "Portar-me-ei com inteligência no caminho reto. Quando virás a mim? Andarei em minha casa com um coração sincero." </text:p>
      <text:p text:style-name="Text_20_body">Será que essa forma de diversão diminui nossa resistência contra o mal? </text:p>
      <text:p text:style-name="Text_20_body">3. "Não porei cousa má diante dos meus olhos: aborreço as ações daqueles que se desviam; nada se me pegará." </text:p>
      <text:p text:style-name="Text_20_body">Será que nos faz tolerar o mal em troca de um pouco de bem? </text:p>
      <text:p text:style-name="Text_20_body">4. "Um coração perverso se apartará de Mim: não conhecerei o homem mau." </text:p>
      <text:p text:style-name="Text_20_body">Será que nos faz ter contato com pessoas iníquas, as quais nunca permitiríamos entrar em nossas casas? </text:p>
      <text:p text:style-name="Text_20_body">5. "Aquele que difama o seu próximo, às escondidas, Eu o destruirei: aquele que tem olhar altivo e coração soberbo, não o sofrerei." </text:p>
      <text:p text:style-name="Text_20_body">Será que nos faz ter acesso ao sistema deste mundo em sua atitude para com Deus? </text:p>
      <text:p text:style-name="Text_20_body">6. "Os Meus olhos procurarão os fiéis da Terra, para que estejam Comigo: o que anda num caminho reto, esse Me servirá." </text:p>
      <text:p text:style-name="Text_20_body">Será que nos rouba o tempo livre que Deus nos dá? </text:p>
      <text:p text:style-name="Text_20_body">7. "O que usa de engano não ficará dentro da Minha casa: o que profere mentiras não estará firme perante os Meus olhos." </text:p>
      <text:p text:style-name="Text_20_body">Será que na prática faz com que sejamos identificados com o ímpio? </text:p>
      <text:p text:style-name="Text_20_body">8. "Pela manhã destruirei todos os ímpios da Terra, para desarraigar da cidade do Senhor todos os que praticam a iniquidade." </text:p>
      <text:p text:style-name="Text_20_body">Será que tem o efeito de nos amortecer, introduzindo em nossa mente novos, e mais baixos, níveis de imoralidade? </text:p>
      <text:p text:style-name="P1">L. LaBenne </text:p>
      <text:p text:style-name="Text_20_body">"Quanto ao mais, irmãos, tudo o que é verdadeiro, tudo o que é honesto, tudo o que é justo, tudo o que é puro, tudo o que é amável, tudo o que é de boa fama, se há alguma virtude, e se há algum louvor, nisso pensai" (<text:a xlink:type="simple" xlink:href="http://mysword.info/b?r=Php_4:8" text:style-name="Internet_20_link" text:visited-style-name="Visited_20_Internet_20_Link">Fp 4:8</text:a>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1" meta:word-count="340" meta:character-count="1846" meta:non-whitespace-character-count="1506"/>
    <meta:generator>LibreOffice/5.1.6.2$Linux_X86_64 LibreOffice_project/10m0$Build-2</meta:generator>
  </office:meta>
</office:document-meta>
</file>